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  <style:text-properties fo:font-weight="normal" officeooo:rsid="00143e19" officeooo:paragraph-rsid="00143e19" style:font-weight-asian="normal" style:font-weight-complex="normal"/>
    </style:style>
    <style:style style:name="P2" style:family="paragraph" style:parent-style-name="Standard">
      <style:paragraph-properties fo:line-height="115%"/>
      <style:text-properties fo:font-weight="normal" officeooo:rsid="001a2031" officeooo:paragraph-rsid="001a2031" style:font-weight-asian="normal" style:font-weight-complex="normal"/>
    </style:style>
    <style:style style:name="P3" style:family="paragraph" style:parent-style-name="Standard">
      <style:paragraph-properties fo:line-height="115%"/>
      <style:text-properties fo:font-weight="normal" officeooo:rsid="0021b8a2" officeooo:paragraph-rsid="0021b8a2" style:font-weight-asian="normal" style:font-weight-complex="normal"/>
    </style:style>
    <style:style style:name="P4" style:family="paragraph" style:parent-style-name="Standard">
      <style:paragraph-properties fo:line-height="115%"/>
      <style:text-properties fo:font-weight="normal" officeooo:rsid="0007d0a2" officeooo:paragraph-rsid="0007d0a2" style:font-weight-asian="normal" style:font-weight-complex="normal"/>
    </style:style>
    <style:style style:name="P5" style:family="paragraph" style:parent-style-name="Standard">
      <style:paragraph-properties fo:line-height="115%"/>
      <style:text-properties fo:font-weight="bold" officeooo:rsid="0001efa2" officeooo:paragraph-rsid="0001efa2" style:font-weight-asian="bold" style:font-weight-complex="bold"/>
    </style:style>
    <style:style style:name="P6" style:family="paragraph" style:parent-style-name="Standard">
      <style:paragraph-properties fo:line-height="115%"/>
      <style:text-properties fo:font-weight="bold" officeooo:rsid="000f6e1b" officeooo:paragraph-rsid="000f6e1b" style:font-weight-asian="bold" style:font-weight-complex="bold"/>
    </style:style>
    <style:style style:name="P7" style:family="paragraph" style:parent-style-name="Standard">
      <style:paragraph-properties fo:line-height="115%"/>
      <style:text-properties fo:font-weight="bold" officeooo:rsid="00160949" officeooo:paragraph-rsid="00160949" style:font-weight-asian="bold" style:font-weight-complex="bold"/>
    </style:style>
    <style:style style:name="P8" style:family="paragraph" style:parent-style-name="Standard">
      <style:paragraph-properties fo:line-height="115%"/>
      <style:text-properties fo:font-weight="bold" officeooo:rsid="001d3042" officeooo:paragraph-rsid="001d3042" style:font-weight-asian="bold" style:font-weight-complex="bold"/>
    </style:style>
    <style:style style:name="P9" style:family="paragraph" style:parent-style-name="Standard">
      <style:paragraph-properties fo:line-height="115%"/>
      <style:text-properties fo:font-weight="bold" officeooo:rsid="0021b8a2" officeooo:paragraph-rsid="0021b8a2" style:font-weight-asian="bold" style:font-weight-complex="bold"/>
    </style:style>
    <style:style style:name="P10" style:family="paragraph" style:parent-style-name="Standard">
      <style:paragraph-properties fo:line-height="115%"/>
      <style:text-properties fo:font-weight="bold" officeooo:rsid="0021c841" officeooo:paragraph-rsid="0021c841" style:font-weight-asian="bold" style:font-weight-complex="bold"/>
    </style:style>
    <style:style style:name="P11" style:family="paragraph" style:parent-style-name="Standard">
      <style:paragraph-properties fo:line-height="115%"/>
      <style:text-properties fo:font-weight="bold" officeooo:rsid="001fc7a3" officeooo:paragraph-rsid="001fc7a3" style:font-weight-asian="bold" style:font-weight-complex="bold"/>
    </style:style>
    <style:style style:name="P12" style:family="paragraph" style:parent-style-name="Standard">
      <style:paragraph-properties fo:line-height="115%"/>
      <style:text-properties officeooo:rsid="0007d0a2" officeooo:paragraph-rsid="0007d0a2"/>
    </style:style>
    <style:style style:name="P13" style:family="paragraph" style:parent-style-name="Standard" style:list-style-name="L1">
      <style:paragraph-properties fo:line-height="115%"/>
      <style:text-properties fo:font-weight="bold" officeooo:rsid="0027a974" officeooo:paragraph-rsid="0027a974" style:font-weight-asian="bold" style:font-weight-complex="bold"/>
    </style:style>
    <style:style style:name="P14" style:family="paragraph" style:parent-style-name="Standard" style:list-style-name="L3">
      <style:paragraph-properties fo:line-height="115%"/>
      <style:text-properties fo:font-weight="bold" officeooo:rsid="001a2031" officeooo:paragraph-rsid="001a2031" style:font-weight-asian="bold" style:font-weight-complex="bold"/>
    </style:style>
    <style:style style:name="P15" style:family="paragraph" style:parent-style-name="Standard" style:list-style-name="L2">
      <style:paragraph-properties fo:line-height="115%"/>
      <style:text-properties officeooo:rsid="000f6e1b" officeooo:paragraph-rsid="000f6e1b"/>
    </style:style>
    <style:style style:name="P16" style:family="paragraph" style:parent-style-name="Standard" style:list-style-name="L2">
      <style:paragraph-properties fo:line-height="115%"/>
      <style:text-properties fo:font-weight="normal" officeooo:rsid="0010a3ed" officeooo:paragraph-rsid="0010a3ed" style:font-weight-asian="normal" style:font-weight-complex="normal"/>
    </style:style>
    <style:style style:name="P17" style:family="paragraph" style:parent-style-name="Standard" style:list-style-name="L2">
      <style:paragraph-properties fo:line-height="115%"/>
      <style:text-properties fo:font-weight="normal" officeooo:rsid="001261ed" officeooo:paragraph-rsid="001261ed" style:font-weight-asian="normal" style:font-weight-complex="normal"/>
    </style:style>
    <style:style style:name="P18" style:family="paragraph" style:parent-style-name="Standard" style:list-style-name="L2">
      <style:paragraph-properties fo:line-height="115%"/>
      <style:text-properties fo:font-weight="normal" officeooo:rsid="00129bac" officeooo:paragraph-rsid="00129bac" style:font-weight-asian="normal" style:font-weight-complex="normal"/>
    </style:style>
    <style:style style:name="P19" style:family="paragraph" style:parent-style-name="Standard" style:list-style-name="L2">
      <style:paragraph-properties fo:line-height="115%"/>
      <style:text-properties fo:font-weight="normal" officeooo:rsid="0013d485" officeooo:paragraph-rsid="0013d485" style:font-weight-asian="normal" style:font-weight-complex="normal"/>
    </style:style>
    <style:style style:name="P20" style:family="paragraph" style:parent-style-name="Standard" style:list-style-name="L2">
      <style:paragraph-properties fo:line-height="115%"/>
      <style:text-properties fo:font-weight="normal" officeooo:rsid="00143e19" officeooo:paragraph-rsid="00143e19" style:font-weight-asian="normal" style:font-weight-complex="normal"/>
    </style:style>
    <style:style style:name="P21" style:family="paragraph" style:parent-style-name="Standard" style:list-style-name="L3">
      <style:paragraph-properties fo:line-height="115%"/>
      <style:text-properties fo:font-weight="normal" officeooo:rsid="001924ad" officeooo:paragraph-rsid="001924ad" style:font-weight-asian="normal" style:font-weight-complex="normal"/>
    </style:style>
    <style:style style:name="P22" style:family="paragraph" style:parent-style-name="Standard" style:list-style-name="L3">
      <style:paragraph-properties fo:line-height="115%"/>
      <style:text-properties fo:font-weight="normal" officeooo:rsid="001a2031" officeooo:paragraph-rsid="001a2031" style:font-weight-asian="normal" style:font-weight-complex="normal"/>
    </style:style>
    <style:style style:name="P23" style:family="paragraph" style:parent-style-name="Standard" style:list-style-name="L4">
      <style:paragraph-properties fo:line-height="115%"/>
      <style:text-properties fo:font-weight="normal" officeooo:rsid="001e88f7" officeooo:paragraph-rsid="001e88f7" style:font-weight-asian="normal" style:font-weight-complex="normal"/>
    </style:style>
    <style:style style:name="P24" style:family="paragraph" style:parent-style-name="Standard" style:list-style-name="L4">
      <style:paragraph-properties fo:line-height="115%"/>
      <style:text-properties fo:font-weight="normal" officeooo:rsid="001fc7a3" officeooo:paragraph-rsid="001fc7a3" style:font-weight-asian="normal" style:font-weight-complex="normal"/>
    </style:style>
    <style:style style:name="P25" style:family="paragraph" style:parent-style-name="Standard" style:list-style-name="L5">
      <style:paragraph-properties fo:line-height="115%"/>
      <style:text-properties fo:font-weight="normal" officeooo:rsid="0021b8a2" officeooo:paragraph-rsid="0021b8a2" style:font-weight-asian="normal" style:font-weight-complex="normal"/>
    </style:style>
    <style:style style:name="P26" style:family="paragraph" style:parent-style-name="Standard" style:list-style-name="L6">
      <style:paragraph-properties fo:line-height="115%"/>
      <style:text-properties fo:font-weight="normal" officeooo:rsid="0021b8a2" officeooo:paragraph-rsid="0021b8a2" style:font-weight-asian="normal" style:font-weight-complex="normal"/>
    </style:style>
    <style:style style:name="P27" style:family="paragraph" style:parent-style-name="Standard" style:list-style-name="L7">
      <style:paragraph-properties fo:line-height="115%"/>
      <style:text-properties fo:font-weight="normal" officeooo:rsid="0021e4b1" officeooo:paragraph-rsid="0021e4b1" style:font-weight-asian="normal" style:font-weight-complex="normal"/>
    </style:style>
    <style:style style:name="P28" style:family="paragraph" style:parent-style-name="Standard" style:list-style-name="L7">
      <style:paragraph-properties fo:line-height="115%"/>
      <style:text-properties fo:font-weight="normal" officeooo:rsid="002370fc" officeooo:paragraph-rsid="002370fc" style:font-weight-asian="normal" style:font-weight-complex="normal"/>
    </style:style>
    <style:style style:name="P29" style:family="paragraph" style:parent-style-name="Standard" style:list-style-name="L7">
      <style:paragraph-properties fo:line-height="115%"/>
      <style:text-properties fo:font-weight="normal" officeooo:rsid="0024e878" officeooo:paragraph-rsid="002506fb" style:font-weight-asian="normal" style:font-weight-complex="normal"/>
    </style:style>
    <style:style style:name="P30" style:family="paragraph" style:parent-style-name="Standard" style:list-style-name="L3">
      <style:paragraph-properties fo:line-height="115%"/>
      <style:text-properties fo:font-weight="normal" officeooo:paragraph-rsid="001a88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978a" style:font-weight-asian="bold" style:font-weight-complex="bold"/>
    </style:style>
    <style:style style:name="T3" style:family="text">
      <style:text-properties fo:font-weight="bold" officeooo:rsid="001a2031" style:font-weight-asian="bold" style:font-weight-complex="bold"/>
    </style:style>
    <style:style style:name="T4" style:family="text">
      <style:text-properties fo:font-weight="bold" officeooo:rsid="001a88b7" style:font-weight-asian="bold" style:font-weight-complex="bold"/>
    </style:style>
    <style:style style:name="T5" style:family="text">
      <style:text-properties fo:font-weight="bold" officeooo:rsid="002506fb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7d0a2" style:font-weight-asian="normal" style:font-weight-complex="normal"/>
    </style:style>
    <style:style style:name="T8" style:family="text">
      <style:text-properties fo:font-weight="normal" officeooo:rsid="0017f590" style:font-weight-asian="normal" style:font-weight-complex="normal"/>
    </style:style>
    <style:style style:name="T9" style:family="text">
      <style:text-properties officeooo:rsid="001a2031" style:font-weight-asian="normal" style:font-weight-complex="normal"/>
    </style:style>
    <style:style style:name="T10" style:family="text">
      <style:text-properties officeooo:rsid="001a88b7" style:font-weight-asian="normal" style:font-weight-complex="normal"/>
    </style:style>
    <style:style style:name="T11" style:family="text">
      <style:text-properties officeooo:rsid="001d2d74" style:font-weight-asian="normal" style:font-weight-complex="normal"/>
    </style:style>
    <style:style style:name="T12" style:family="text">
      <style:text-properties officeooo:rsid="0024e878"/>
    </style:style>
    <style:style style:name="T13" style:family="text">
      <style:text-properties officeooo:rsid="002506f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pring boot demo project:</text:p>
      <text:p text:style-name="P5"/>
      <text:p text:style-name="P5">prerequisites:</text:p>
      <text:p text:style-name="P4"/>
      <text:p text:style-name="P4">• <text:s text:c="2"/>Create a Spring Boot base application project from “Spring Initializer”.</text:p>
      <text:p text:style-name="P12"><text:span text:style-name="T6">• <text:s text:c="2"/>In that, add</text:span><text:span text:style-name="T1"> dependencies for JDBC, Hibernate, JPA, MySQL (any database), and Spring <text:s/>Security</text:span><text:span text:style-name="T6"> Core for hashing the password.</text:span></text:p>
      <text:p text:style-name="P12"><text:span text:style-name="T6">• <text:s text:c="2"/>On that, code in this location “</text:span><text:span text:style-name="T1">src/main/java/example/demo</text:span><text:span text:style-name="T6">” to create folders like service, controller, repository, model, utils, and create the classes for those.</text:span></text:p>
      <text:p text:style-name="P4">• <text:s text:c="2"/>In resources/application.properties, add necessary code for the location of the database, <text:s text:c="10"/>Hibernate configurations, and other queries to execute the code, etc.</text:p>
      <text:list xml:id="list3500883880" text:style-name="L1">
        <text:list-item>
          <text:p text:style-name="P13">Run this code with /mvnw spring-boot:run <text:s/></text:p>
        </text:list-item>
      </text:list>
      <text:p text:style-name="P4"/>
      <text:p text:style-name="P4"/>
      <text:p text:style-name="P6">Model :</text:p>
      <text:p text:style-name="P6"/>
      <text:list xml:id="list2527338916" text:style-name="L2">
        <text:list-item>
          <text:p text:style-name="P15"><text:span text:style-name="T6">create a mod</text:span><text:span text:style-name="T8">el</text:span><text:span text:style-name="T6"> class for to create a table in the database </text:span><text:span text:style-name="T7">.</text:span></text:p>
        </text:list-item>
        <text:list-item>
          <text:p text:style-name="P15"><text:span text:style-name="T7">U</text:span><text:span text:style-name="T6">se annotation </text:span><text:span text:style-name="T1">@Entity</text:span><text:span text:style-name="T6"> to mention this as entityclass. And </text:span><text:span text:style-name="T1"><text:s/>@Table(name=”tablename”)</text:span></text:p>
        </text:list-item>
        <text:list-item>
          <text:p text:style-name="P16">create <text:s/>private global vatiable to decalre themm as colum in the table.</text:p>
        </text:list-item>
        <text:list-item>
          <text:p text:style-name="P17">Use annotation <text:span text:style-name="T1">@Id</text:span> to declare that variable as primery key.</text:p>
        </text:list-item>
        <text:list-item>
          <text:p text:style-name="P17"><text:span text:style-name="T1">@GenratdValues(strategy =GenerationType.IDENTITY)</text:span> to gentrate autoincrement value</text:p>
        </text:list-item>
        <text:list-item>
          <text:p text:style-name="P18">use<text:span text:style-name="T1"> </text:span><text:span text:style-name="T2">@Column(nullable = false/true ,unique =true,etc) for constrains.</text:span></text:p>
        </text:list-item>
        <text:list-item>
          <text:p text:style-name="P19">Create <text:s/>constructer for that clas public.</text:p>
        </text:list-item>
        <text:list-item>
          <text:p text:style-name="P20">And define <text:span text:style-name="T1">getters , setters methods </text:span><text:s/>for accessing and stroing the value in the variables. ToString method() to print the data.</text:p>
        </text:list-item>
        <text:list-item>
          <text:p text:style-name="P20">.......</text:p>
        </text:list-item>
      </text:list>
      <text:p text:style-name="P1"/>
      <text:p text:style-name="P7">Utils :</text:p>
      <text:p text:style-name="P7"/>
      <text:list xml:id="list1997989999" text:style-name="L3">
        <text:list-item>
          <text:p text:style-name="P21">this file for to create a common function that will be used in the project like<text:span text:style-name="T1"> hashing , sending mail,sms, otp,pagination etc.</text:span></text:p>
        </text:list-item>
        <text:list-item>
          <text:p text:style-name="P14">Hashing:</text:p>
        </text:list-item>
        <text:list-item>
          <text:p text:style-name="P30"><text:span text:style-name="T9">for hashing use BcryptPasswordEncoder class object in that use the method </text:span><text:span text:style-name="T3">encoder</text:span><text:span text:style-name="T4">(...)</text:span><text:span text:style-name="T3"> <text:s/></text:span><text:span text:style-name="T9">to encode the password .</text:span><text:span text:style-name="T11">and </text:span><text:span text:style-name="T9">to compare use the </text:span><text:span text:style-name="T3">matches</text:span><text:span text:style-name="T4">(...)</text:span><text:span text:style-name="T10"> </text:span><text:span text:style-name="T9"><text:s/>method</text:span></text:p>
        </text:list-item>
        <text:list-item>
          <text:p text:style-name="P22"><text:s/>....</text:p>
        </text:list-item>
      </text:list>
      <text:p text:style-name="P2"/>
      <text:p text:style-name="P8">Repository :</text:p>
      <text:p text:style-name="P8"/>
      <text:list xml:id="list1244316482" text:style-name="L4">
        <text:list-item>
          <text:p text:style-name="P23">create interface for repository class and extends <text:span text:style-name="T1">JpaRepository&lt;&gt;</text:span></text:p>
        </text:list-item>
        <text:list-item>
          <text:p text:style-name="P24">this jpa class will have some buildin functions to access and perform crud operation on the database.</text:p>
        </text:list-item>
        <text:list-item>
          <text:p text:style-name="P24">If need can able use raw sql querry using <text:span text:style-name="T1">@Query(...).</text:span></text:p>
        </text:list-item>
      </text:list>
      <text:p text:style-name="P11"/>
      <text:p text:style-name="P9"/>
      <text:p text:style-name="P9"/>
      <text:p text:style-name="P9"><text:soft-page-break/></text:p>
      <text:p text:style-name="P9"/>
      <text:p text:style-name="P9">Service :</text:p>
      <text:p text:style-name="P9"/>
      <text:list xml:id="list1968502787" text:style-name="L5">
        <text:list-item>
          <text:p text:style-name="P25">create <text:s/>service class <text:span text:style-name="T1">@Service. </text:span><text:s/>Declare the varible type of the repository interface.</text:p>
        </text:list-item>
      </text:list>
      <text:list xml:id="list376388478" text:style-name="L6">
        <text:list-item>
          <text:p text:style-name="P26">in here write the business logic to accesss and store the data.</text:p>
        </text:list-item>
        <text:list-item>
          <text:p text:style-name="P26"><text:s/>And create the methods here to implement the logics .</text:p>
        </text:list-item>
      </text:list>
      <text:p text:style-name="P3"/>
      <text:p text:style-name="P10">Controller/handler :</text:p>
      <text:p text:style-name="P10"/>
      <text:list xml:id="list4111063987" text:style-name="L7">
        <text:list-item>
          <text:p text:style-name="P27">create a controller class <text:s/>using <text:span text:style-name="T1">@RestController.</text:span></text:p>
        </text:list-item>
        <text:list-item>
          <text:p text:style-name="P28">Use <text:span text:style-name="T1">@RequestMapping(“/api path”) </text:span><text:span text:style-name="T12">for group routes.</text:span><text:span text:style-name="T13">create the varible type of the service class.</text:span></text:p>
        </text:list-item>
        <text:list-item>
          <text:p text:style-name="P29">Create the methods for the operations . <text:span text:style-name="T13">Usethe correct requestmethod and path using annotation like </text:span><text:span text:style-name="T5">@PostMapping/</text:span><text:span text:style-name="T13"> </text:span><text:span text:style-name="T5">@PostMapping(“/path”),@GetMapping <text:s text:c="2"/></text:span><text:span text:style-name="T13">for these path is optional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4:45:10.306574789</meta:creation-date>
    <dc:date>2025-01-31T16:27:09.829939193</dc:date>
    <meta:editing-duration>PT1H31M29S</meta:editing-duration>
    <meta:editing-cycles>38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364" meta:character-count="2342" meta:non-whitespace-character-count="2001"/>
  </office:meta>
</office:document-meta>
</file>